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ad429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dash" draw:stroke-dash="Dashed_20__28_var_29__20_7858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9bb5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dash" draw:stroke-dash="Dashed_20__28_var_29__20_7859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dash" draw:stroke-dash="Dashed_20__28_var_29__20_7860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19cm" svg:stroke-color="#75ab24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59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ad4296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75ab24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9bb5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ad4296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fo:color="#75ab24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" style:family="text">
      <style:text-properties fo:color="#009bb5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056cm" svg:y1="14.697cm" svg:x2="9.056cm" svg:y2="15.461cm">
            <text:p/>
          </draw:line>
          <draw:line draw:style-name="gr1" draw:text-style-name="P1" draw:layer="layout" svg:x1="12.054cm" svg:y1="14.697cm" svg:x2="12.054cm" svg:y2="15.461cm">
            <text:p/>
          </draw:line>
          <draw:line draw:style-name="gr1" draw:text-style-name="P1" draw:layer="layout" svg:x1="9.056cm" svg:y1="14.697cm" svg:x2="12.051cm" svg:y2="14.697cm">
            <text:p/>
          </draw:line>
          <draw:line draw:style-name="gr2" draw:text-style-name="P1" draw:layer="layout" svg:x1="9.056cm" svg:y1="15.461cm" svg:x2="12.051cm" svg:y2="15.461cm">
            <text:p/>
          </draw:line>
          <draw:line draw:style-name="gr3" draw:text-style-name="P1" draw:layer="layout" svg:x1="9.454cm" svg:y1="14.242cm" svg:x2="9.454cm" svg:y2="15.006cm">
            <text:p/>
          </draw:line>
          <draw:line draw:style-name="gr4" draw:text-style-name="P1" draw:layer="layout" svg:x1="12.455cm" svg:y1="14.242cm" svg:x2="12.455cm" svg:y2="15.006cm">
            <text:p/>
          </draw:line>
          <draw:line draw:style-name="gr1" draw:text-style-name="P1" draw:layer="layout" svg:x1="9.454cm" svg:y1="14.242cm" svg:x2="12.449cm" svg:y2="14.242cm">
            <text:p/>
          </draw:line>
          <draw:line draw:style-name="gr5" draw:text-style-name="P1" draw:layer="layout" svg:x1="9.456cm" svg:y1="15.004cm" svg:x2="12.451cm" svg:y2="15.004cm">
            <text:p/>
          </draw:line>
          <draw:line draw:style-name="gr1" draw:text-style-name="P1" draw:layer="layout" svg:x1="9.454cm" svg:y1="14.242cm" svg:x2="9.054cm" svg:y2="14.703cm">
            <text:p/>
          </draw:line>
          <draw:line draw:style-name="gr1" draw:text-style-name="P1" draw:layer="layout" svg:x1="12.449cm" svg:y1="14.237cm" svg:x2="12.049cm" svg:y2="14.698cm">
            <text:p/>
          </draw:line>
          <draw:line draw:style-name="gr6" draw:text-style-name="P1" draw:layer="layout" svg:x1="9.456cm" svg:y1="15.004cm" svg:x2="9.056cm" svg:y2="15.465cm">
            <text:p/>
          </draw:line>
          <draw:line draw:style-name="gr7" draw:text-style-name="P1" draw:layer="layout" svg:x1="12.456cm" svg:y1="15.004cm" svg:x2="12.054cm" svg:y2="15.465cm">
            <text:p/>
          </draw:line>
          <draw:frame draw:style-name="gr8" draw:text-style-name="P3" draw:layer="layout" svg:width="0.23cm" svg:height="0.459cm" svg:x="10.453cm" svg:y="15.487cm">
            <draw:text-box>
              <text:p text:style-name="P2"><text:span text:style-name="T1">L</text:span></text:p>
            </draw:text-box>
          </draw:frame>
          <draw:frame draw:style-name="gr8" draw:text-style-name="P4" draw:layer="layout" svg:width="0.23cm" svg:height="0.459cm" svg:x="12.338cm" svg:y="15.188cm">
            <draw:text-box>
              <text:p text:style-name="P2"><text:span text:style-name="T2">l</text:span></text:p>
            </draw:text-box>
          </draw:frame>
          <draw:frame draw:style-name="gr8" draw:text-style-name="P5" draw:layer="layout" svg:width="0.228cm" svg:height="0.459cm" svg:x="12.501cm" svg:y="14.466cm">
            <draw:text-box>
              <text:p text:style-name="P2"><text:span text:style-name="T3">h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7858" draw:display-name="Dashed (var) 7858" draw:style="rect" draw:dots1="1" draw:dots1-length="0.016cm" draw:dots2="1" draw:dots2-length="0.016cm" draw:distance="0.016cm"/>
    <draw:stroke-dash draw:name="Dashed_20__28_var_29__20_7859" draw:display-name="Dashed (var) 7859" draw:style="rect" draw:dots1="1" draw:dots1-length="0.016cm" draw:dots2="1" draw:dots2-length="0.016cm" draw:distance="0.016cm"/>
    <draw:stroke-dash draw:name="Dashed_20__28_var_29__20_7860" draw:display-name="Dashed (var) 7860" draw:style="rect" draw:dots1="1" draw:dots1-length="0.016cm" draw:dots2="1" draw:dots2-length="0.016cm" draw:distance="0.01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15:17:36.852820697</meta:creation-date>
    <dc:date>2018-05-17T15:17:58.913170415</dc:date>
    <meta:editing-duration>PT22S</meta:editing-duration>
    <meta:editing-cycles>1</meta:editing-cycles>
    <meta:document-statistic meta:object-count="16"/>
    <meta:generator>LibreOffice/6.0.0.3$MacOSX_X86_64 LibreOffice_project/64a0f66915f38c6217de274f0aa8e15618924765</meta:generator>
  </office:meta>
</office:document-meta>
</file>